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1</text:p>
      <text:p text:style-name="Standard"/>
      <text:p text:style-name="Standard">1.</text:p>
      <text:p text:style-name="Standard">select * from depenses where "personne" = "C" and "montant" &gt; 0;</text:p>
      <text:p text:style-name="Standard"/>
      <text:p text:style-name="Standard">2.</text:p>
      <text:p text:style-name="Standard">select * from depenses where "date" &gt; 21;</text:p>
      <text:p text:style-name="Standard"/>
      <text:p text:style-name="Standard">3.</text:p>
      <text:p text:style-name="Standard">select * from Depenses order by "montant" desc;</text:p>
      <text:p text:style-name="Standard"/>
      <text:p text:style-name="Standard">4.</text:p>
      <text:p text:style-name="Standard">select SUM("Montant") AS Depenses_André from depenses WHERE "personne" = 'A';</text:p>
      <text:p text:style-name="Standard"/>
      <text:p text:style-name="Standard">5.</text:p>
      <text:p text:style-name="Standard">SELECT "personne", SUM("Montant") AS Depenses_9 FROM depenses WHERE "Date"&gt;= 11 and "Date" &lt;= 21 GROUP BY "personne";</text:p>
      <text:p text:style-name="Standard"/>
      <text:p text:style-name="Standard">6.</text:p>
      <text:p text:style-name="Standard">SELECT "personne", AVG("Montant") AS Depenses_moyenne FROM depenses GROUP BY "personne"</text:p>
      <text:p text:style-name="Standard"/>
      <text:p text:style-name="Standard">7.</text:p>
      <text:p text:style-name="Standard">SELECT "personne", SUM("Montant") AS Depenses_ordonnee FROM depenses GROUP BY "personne" ORDER BY SUM("Montant") desc;</text:p>
      <text:p text:style-name="Standard"/>
      <text:p text:style-name="Standard"/>
      <text:p text:style-name="Standard"/>
      <text:p text:style-name="Standard">Exercice 2</text:p>
      <text:p text:style-name="Standard"/>
      <text:p text:style-name="Standard">2.</text:p>
      <text:p text:style-name="Standard">select Eleve, MAX("Notes") AS Max_elv, MIN("NOTES") AS Min_elv FROM notemath GROUP BY Eleve</text:p>
      <text:p text:style-name="Standard"/>
      <text:p text:style-name="Standard">3.</text:p>
      <text:p text:style-name="Standard">select AVG("Notes") AS Moy_maths FROM notemath</text:p>
      <text:p text:style-name="Standard">select AVG("Notes") AS Moy_fr FROM notefr</text:p>
      <text:p text:style-name="Standard">select Eleve, AVG("Notes") AS Moy_elv FROM notemath GROUP BY Eleve</text:p>
      <text:p text:style-name="Standard">select Eleve, AVG("Notes") AS Moy_elv FROM notefr GROUP BY Eleve</text:p>
      <text:p text:style-name="Standard"/>
      <text:p text:style-name="Standard">4.</text:p>
      <text:p text:style-name="Standard">select * From (select *, 'français' as matière from notefr union select *, 'mathematiques' as matière <text:s/>from notemath;) Order by matières</text:p>
      <text:p text:style-name="Standard"/>
      <text:p text:style-name="Standard">5.</text:p>
      <text:p text:style-name="Standard">select Eleve, sum(Notes*Numero_ds)/ sum(Numero_ds) AS NoteCoeff FROM notemath GROUP BY Eleve;</text:p>
      <text:p text:style-name="Standard"/>
      <text:p text:style-name="Standard">6.</text:p>
      <text:p text:style-name="Standard">SELECT * FROM notefr NATURAL JOIN select Naissance from Informations</text:p>
      <text:p text:style-name="Standard"/>
      <text:p text:style-name="Standard"/>
      <text:p text:style-name="Standard"><text:soft-page-break/></text:p>
      <text:p text:style-name="Standard"/>
      <text:p text:style-name="Standard">Exercice 3</text:p>
      <text:p text:style-name="Standard"/>
      <text:p text:style-name="Standard">2.</text:p>
      <text:p text:style-name="Standard">select *, sum(quantité*prix_unitaire) AS Montant FROM achats natural join vins where client = « C »</text:p>
      <text:p text:style-name="Standard"/>
      <text:p text:style-name="Standard">3.</text:p>
      <text:p text:style-name="Standard">select *, sum(quantité*prix_unitaire) AS Montant FROM achats natural join vins group by client</text:p>
      <text:p text:style-name="Standard"/>
      <text:p text:style-name="Standard">4.</text:p>
      <text:p text:style-name="Standard">select SUM("Montant") AS Montant_total FROM (select *, sum(quantité*prix_unitaire) AS Montant FROM achats natural join vins group by cli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26:41.042000000</meta:creation-date>
    <dc:date>2018-06-18T19:12:19.75</dc:date>
    <meta:editing-duration>PT1H54M36S</meta:editing-duration>
    <meta:editing-cycles>3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36" meta:word-count="234" meta:character-count="1549" meta:non-whitespace-character-count="1350"/>
  </office:meta>
</office:document-meta>
</file>